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color="#008080" draw:fill="none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ircle draw:style-name="gr1" draw:text-style-name="P1" draw:layer="layout" svg:width="6.5cm" svg:height="6.5cm" svg:x="14.5cm" svg:y="6cm">
          <text:p>G/N</text:p>
          <text:p text:style-name="P1"/>
          <text:p text:style-name="P1">h1</text:p>
          <text:p text:style-name="P1">1_G/N</text:p>
          <text:p text:style-name="P1">h2</text:p>
          <text:p text:style-name="P1"/>
        </draw:circle>
        <draw:circle draw:style-name="gr1" draw:text-style-name="P1" draw:layer="layout" svg:width="6.5cm" svg:height="6.5cm" svg:x="4.5cm" svg:y="6cm">
          <text:p text:style-name="P1">G</text:p>
          <text:p text:style-name="P1"/>
          <text:p text:style-name="P1">g2</text:p>
          <text:p text:style-name="P1">g3</text:p>
          <text:p text:style-name="P1">1_G</text:p>
          <text:p text:style-name="P1">g1</text:p>
          <text:p text:style-name="P1">g4</text:p>
          <text:p text:style-name="P1">g5</text:p>
          <text:p text:style-name="P1"/>
        </draw:circle>
        <draw:line draw:style-name="gr2" draw:text-style-name="P1" draw:layer="layout" svg:x1="8.5cm" svg:y1="7.5cm" svg:x2="17cm" svg:y2="9cm">
          <text:p/>
        </draw:line>
        <draw:line draw:style-name="gr2" draw:text-style-name="P1" draw:layer="layout" svg:x1="8.5cm" svg:y1="8.5cm" svg:x2="17cm" svg:y2="9cm">
          <text:p/>
        </draw:line>
        <draw:line draw:style-name="gr2" draw:text-style-name="P1" draw:layer="layout" svg:x1="8.5cm" svg:y1="9cm" svg:x2="16cm" svg:y2="9.5cm">
          <text:p/>
        </draw:line>
        <draw:line draw:style-name="gr2" draw:text-style-name="P1" draw:layer="layout" svg:x1="8.5cm" svg:y1="10cm" svg:x2="16cm" svg:y2="9.5cm">
          <text:p/>
        </draw:line>
        <draw:line draw:style-name="gr2" draw:text-style-name="P1" draw:layer="layout" svg:x1="8.5cm" svg:y1="10.5cm" svg:x2="17cm" svg:y2="10.5cm">
          <text:p/>
        </draw:line>
        <draw:line draw:style-name="gr2" draw:text-style-name="P1" draw:layer="layout" svg:x1="8.5cm" svg:y1="11.5cm" svg:x2="17cm" svg:y2="10.5cm">
          <text:p/>
        </draw:line>
        <draw:frame draw:style-name="gr3" draw:layer="layout" svg:width="2.915cm" svg:height="2.31cm" svg:x="11.5cm" svg:y="5.69cm">
          <draw:text-box>
            <text:p>自然な</text:p>
            <text:p>準同型Φ</text:p>
            <text:p>G→G/N</text:p>
          </draw:text-box>
        </draw:frame>
        <draw:rect draw:style-name="gr4" draw:text-style-name="P1" draw:layer="layout" svg:width="1.5cm" svg:height="1.5cm" svg:x="7cm" svg:y="8.9cm">
          <text:p/>
        </draw:rect>
        <draw:line draw:style-name="gr2" draw:text-style-name="P1" draw:layer="layout" svg:x1="4cm" svg:y1="7cm" svg:x2="7cm" svg:y2="9.5cm">
          <text:p/>
        </draw:line>
        <draw:frame draw:style-name="gr3" draw:layer="layout" svg:width="4.062cm" svg:height="1.598cm" svg:x="1.5cm" svg:y="5.402cm">
          <draw:text-box>
            <text:p>Ker(Φ)=N</text:p>
            <text:p>これも部分群</text:p>
          </draw:text-box>
        </draw:frame>
        <draw:rect draw:style-name="gr5" draw:text-style-name="P1" draw:layer="layout" svg:width="2.5cm" svg:height="3.1cm" svg:x="6.5cm" svg:y="8.9cm">
          <text:p/>
        </draw:rect>
        <draw:line draw:style-name="gr2" draw:text-style-name="P1" draw:layer="layout" svg:x1="21.5cm" svg:y1="8.5cm" svg:x2="19.5cm" svg:y2="9.5cm">
          <text:p/>
        </draw:line>
        <draw:frame draw:style-name="gr3" draw:layer="layout" svg:width="5.396cm" svg:height="1.598cm" svg:x="21.676cm" svg:y="8cm">
          <draw:text-box>
            <text:p>単位元も部分群で</text:p>
            <text:p>1:1対応</text:p>
          </draw:text-box>
        </draw:frame>
        <draw:rect draw:style-name="gr5" draw:text-style-name="P1" draw:layer="layout" svg:width="3.5cm" svg:height="3.1cm" svg:x="6cm" svg:y="7.4cm">
          <text:p/>
        </draw:rect>
        <draw:rect draw:style-name="gr5" draw:text-style-name="P1" draw:layer="layout" svg:width="3.5cm" svg:height="2cm" svg:x="16cm" svg:y="9cm">
          <text:p/>
        </draw:rect>
        <draw:rect draw:style-name="gr5" draw:text-style-name="P1" draw:layer="layout" svg:width="4.5cm" svg:height="1.5cm" svg:x="15.5cm" svg:y="8.5cm">
          <text:p/>
        </draw:rect>
        <draw:path draw:style-name="gr6" draw:text-style-name="P1" draw:layer="layout" svg:width="4.364cm" svg:height="6.489cm" draw:transform="rotate (-0.910189204914871) translate (13.930490440611cm 8.11422795665626cm)" svg:viewBox="0 0 4365 6490" svg:d="m0 6333c590 13 1180 252 1765 115 502-116 1004-385 1310-837 264-391 600-732 832-1148 268-480 313-1033 377-1563 66-548 197-1167-142-1666l-170-551-142-588-45-95">
          <text:p/>
        </draw:path>
        <draw:frame draw:style-name="gr3" draw:layer="layout" svg:width="2.653cm" svg:height="0.963cm" svg:x="10.847cm" svg:y="14.5cm">
          <draw:text-box>
            <text:p>1:1対応</text:p>
          </draw:text-box>
        </draw:frame>
        <draw:path draw:style-name="gr6" draw:text-style-name="P1" draw:layer="layout" svg:width="7.865cm" svg:height="8.366cm" draw:transform="rotate (0.726929633455501) translate (7.9494164129149cm 7.21833401593292cm)" svg:viewBox="0 0 7866 8367" svg:d="m0 267c610 65 1198-153 1794-239 583-85 1186 32 1753 231 473 166 793 549 1247 731 502 202 1031 352 1480 683 395 291 721 665 1126 938 727 493-205 818 54 1503 231 615-20 1317 15 1973 31 562 585 1019 329 1621l-208 448-188 211">
          <text:p/>
        </draw:path>
        <draw:frame draw:style-name="gr3" draw:layer="layout" svg:width="2.653cm" svg:height="0.963cm" svg:x="12.347cm" svg:y="3cm">
          <draw:text-box>
            <text:p>1:1対応</text:p>
          </draw:text-box>
        </draw:frame>
        <draw:rect draw:style-name="gr5" draw:text-style-name="P1" draw:layer="layout" svg:width="4.5cm" svg:height="5.5cm" svg:x="5.5cm" svg:y="7cm">
          <text:p/>
        </draw:rect>
        <draw:rect draw:style-name="gr5" draw:text-style-name="P1" draw:layer="layout" svg:width="5.5cm" svg:height="3.5cm" svg:x="15cm" svg:y="8cm">
          <text:p/>
        </draw:rect>
        <draw:path draw:style-name="gr6" draw:text-style-name="P1" draw:layer="layout" svg:width="6.841cm" svg:height="12.304cm" draw:transform="skewX (4.42515774481687E-017) rotate (-1.15244090509164) translate (17.6689187351253cm 7.66338213540623cm)" svg:viewBox="0 0 6842 12305" svg:d="m0 12304c590 14 1145-217 1717-374 641-176 1053-577 1588-897 449-268 738-743 1114-1108 378-368 512-867 959-1227 424-342 604-903 911-1354 274-401 567-856 552-1356-16-526 5-1039-28-1565-35-565-70-1131-182-1684-123-605-574-1072-897-1587-266-426-589-914-1123-965l-450-148-87-39">
          <text:p/>
        </draw:path>
        <draw:frame draw:style-name="gr3" draw:layer="layout" svg:width="2.653cm" svg:height="0.963cm" svg:x="11.347cm" svg:y="16.5cm">
          <draw:text-box>
            <text:p>1:1対応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1" draw:marker-start="Arrow" draw:marker-end="Arrow" draw:fill="none" draw:fill-gradient-name="Gradient_20_7" draw:fill-hatch-name="Hatch_20_9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22-12-11T07:15:24.22</meta:creation-date>
    <meta:editing-duration>PT22M40S</meta:editing-duration>
    <meta:editing-cycles>6</meta:editing-cycles>
    <dc:date>2022-12-19T14:38:51.08</dc:date>
    <meta:generator>OpenOffice.org/3.3$Win32 OpenOffice.org_project/330m20$Build-9567</meta:generator>
    <meta:document-statistic meta:object-count="49"/>
  </office:meta>
</office:document-meta>
</file>